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4b099" officeooo:paragraph-rsid="00075ec7"/>
    </style:style>
    <style:style style:name="P2" style:family="paragraph" style:parent-style-name="Standard">
      <style:text-properties fo:language="fr" fo:country="FR" officeooo:rsid="0005da9d" officeooo:paragraph-rsid="0005da9d"/>
    </style:style>
    <style:style style:name="P3" style:family="paragraph" style:parent-style-name="Standard">
      <style:text-properties fo:language="fr" fo:country="FR" style:text-underline-style="solid" style:text-underline-width="auto" style:text-underline-color="font-color" fo:font-weight="bold" officeooo:rsid="0005da9d" officeooo:paragraph-rsid="0005da9d" style:font-weight-asian="bold" style:font-weight-complex="bold"/>
    </style:style>
    <style:style style:name="T1" style:family="text">
      <style:text-properties officeooo:rsid="0005da9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da9d" style:font-weight-asian="bold" style:font-weight-complex="bold"/>
    </style:style>
    <style:style style:name="T4" style:family="text">
      <style:text-properties officeooo:rsid="00075e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iet Cook, le monde de la précision culinaire</text:p>
      <text:p text:style-name="P2"/>
      <text:p text:style-name="P2">Premier prototype → dépôt de <text:span text:style-name="T2">brevet</text:span> INPI (voir article OF)</text:p>
      <text:p text:style-name="P2">Deuxième prototype → <text:span text:style-name="T2">expérimentation</text:span> (voir article OF)</text:p>
      <text:p text:style-name="P1"><text:span text:style-name="T4">L</text:span>e troisième prototype, <text:span text:style-name="T4">a</text:span>vec pour objectif la <text:span text:style-name="T2">miniaturisation</text:span>, <text:span text:style-name="T4">introduit</text:span> l'objet connecté.</text:p>
      <text:p text:style-name="P1"/>
      <text:p text:style-name="P1">Il se compose d'un smartphone et de deux objets connectés. Le premier baptisé <text:span text:style-name="T2">e-poignée</text:span> se substitue à la poignée du couvercle de la casserole. Son <text:span text:style-name="T1">but</text:span> est la mesure de la température. <text:span text:style-name="T1">Le second baptisé </text:span><text:span text:style-name="T3">e-rupteur</text:span><text:span text:style-name="T1"> effectue le réglage énergétique de la table de cuisson. Le smartphone et ces deux objets connectés communiquent en </text:span><text:span text:style-name="T3">Bluetooth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2:07:23.702381754</meta:creation-date>
    <dc:date>2016-03-07T12:48:22.128005723</dc:date>
    <meta:editing-duration>PT10M28S</meta:editing-duration>
    <meta:editing-cycles>1</meta:editing-cycles>
    <meta:document-statistic meta:table-count="0" meta:image-count="0" meta:object-count="0" meta:page-count="1" meta:paragraph-count="5" meta:word-count="91" meta:character-count="586" meta:non-whitespace-character-count="500"/>
    <meta:generator>LibreOffice/4.2.8.2$Linux_X86_64 LibreOffice_project/420m0$Build-2</meta:generator>
  </office:meta>
</office:document-meta>
</file>